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9b06" officeooo:paragraph-rsid="00009b06"/>
    </style:style>
    <style:style style:name="P2" style:family="paragraph" style:parent-style-name="Standard">
      <style:text-properties officeooo:rsid="00009b06" officeooo:paragraph-rsid="00009b06"/>
    </style:style>
    <style:style style:name="P3" style:family="paragraph" style:parent-style-name="Standard">
      <style:text-properties officeooo:rsid="00019514" officeooo:paragraph-rsid="00019514"/>
    </style:style>
    <style:style style:name="P4" style:family="paragraph" style:parent-style-name="Standard">
      <style:text-properties officeooo:rsid="00036314" officeooo:paragraph-rsid="00054ac3"/>
    </style:style>
    <style:style style:name="T1" style:family="text">
      <style:text-properties officeooo:rsid="000183c0"/>
    </style:style>
    <style:style style:name="T2" style:family="text">
      <style:text-properties officeooo:rsid="00036314"/>
    </style:style>
    <style:style style:name="T3" style:family="text">
      <style:text-properties officeooo:rsid="00054a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ine Schreibbiographie:</text:p>
      <text:p text:style-name="P1"/>
      <text:p text:style-name="P1">volksschule, laut eltern schon früher, erinnerungen an befehle in c64 eingeben auf computertastatur,</text:p>
      <text:p text:style-name="P1">erlebnisse: schreibmaschine, <text:span text:style-name="T1">schreiben auf c64 eines aufsatzes,</text:span> comics abgetippt, auch eigene geschichten versucht zu schreiben, creative writer, schreibmaschin unterricht, anfsangs 10 finger system, dann draufgekommen, dass anders schneller geht, und mittleweile so eingelernt, aufsätze in der schule waren immer anstrengend, weil da wirklich was von mir heraus gekommen ist, vorbereitung für schularbeiten nur mit durchlesen, ohne übungsaufsatz, da anstrengend sich geschichten einfallen zu lassen, internet icq, <text:span text:style-name="T1">email,</text:span> mitteilungen, chats, jetzt ist es eher eine last immer sofort antworten zu müssen, briefe in letzeter zeit, da es dann ausgedruckt und „verewigt“ ist, auch mit feder und tinte <text:span text:style-name="T1">auf pergament papier, liedtext, nehme mir zeit um zu antworten damit ich mir dabei auch was denken kann,</text:span></text:p>
      <text:p text:style-name="P1"/>
      <text:p text:style-name="P3">Hier erläutere ich meine Erfahrungen und Erlebnisse mit dem Schreiben. </text:p>
      <text:p text:style-name="P3">Die ersten Erfahrungen mit dem Schreiben die mir in Erinnerung geblieben sind, waren die Befehlszeilen die ich zum Öffnen eines Spiels im Computer (C64) eingegeben habe. Dass ich, bevor ich überhaupt noch mit Stift zu schreiben lernte, erstaunt mich, weil ich immer im Gedanken habe, dass es eigentlich schade ist, das heutzutage nur mehr alles getippt wird, obwoh ich das selber eigentlich so erlebt habe.</text:p>
      <text:p text:style-name="P3">Ein anderes Erlebnis, das mir in Erinnerung geblieben ist, hat schon etwas mehr mit dem Verfassen von eigenen Texten zu tun. Das passierte auf der Schreibmaschine meiner Mutter. Da habe ich von Comics die Texte abgetippt, und im Laufe der Zeit wurden dann auch eigene Geschichten daraus.</text:p>
      <text:p text:style-name="P3">Auf das Erlernen der Schreibschrift kann ich mich eigentlich nicht mehr so gut erinnern, das Einzige was ich aus meiner Volksschulzeit noch in Erinnerung habe ist, dass ich die Unterschrift meiner Mutter „fälschen“ wollte, aber da die Unterschrift natürlich in meiner eigenen Schrift war, flog der „Betrug“ sofort auf.</text:p>
      <text:p text:style-name="P3">Aufsätze in der Schule waren immer für mich anstrengend, weil es sich immer so anfühlte, dass ich was von meinem Innersten preisgab. Deshalb übte ich auch nicht vor Schularbeiten mit Übunstexten, sondern <text:span text:style-name="T2">las mir nur Themen durch, weil es für mich anstrengend war, sich Geschichten einfallen zu lassen. Dadurch ersparte ich mir viel Schreibarbeit.</text:span></text:p>
      <text:p text:style-name="P4">Mit dem Internet hat sich dann auch die Kommunikation bei mir vom Gesprochenen aufs Geschriebene verlagert. Messenger Diensten wie ICQ und Chats, fördern aber meistens auch nur die Kommunikation von kleineren „Konversationen“, da die sofortige Rückmeldung es erlaubt sich zu verhalten wie wenn es ein Gespräch <text:span text:style-name="T3">wäre.</text:span></text:p>
      <text:p text:style-name="P4"><text:span text:style-name="T3">Diese Entwicklung sehe ich etwas kritisch an, obwohl ich das ja von Kindheit auf nicht anders erlebt habe. Deshalb habe ich mir in letzter Zeit auch angewöhnt </text:span><text:s/><text:span text:style-name="T3">wieder Briefe zu schreiben, da das Schreiben dann wieder mehr Gewicht erhält. Das mache ich auch ab und zu mit Tinte und Feder, und ich bin drauf gekommen, die Rückmeldungen der Anderen werden dadurch auch durchdachter und gehaltvol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2:16.729000000</meta:creation-date>
    <dc:date>2016-02-01T19:15:27.128000000</dc:date>
    <meta:editing-duration>PT19M8S</meta:editing-duration>
    <meta:editing-cycles>3</meta:editing-cycles>
    <meta:generator>LibreOffice/4.3.6.2$Windows_x86 LibreOffice_project/d50a87b2e514536ed401c18000dad4660b6a169e</meta:generator>
    <meta:document-statistic meta:table-count="0" meta:image-count="0" meta:object-count="0" meta:page-count="1" meta:paragraph-count="10" meta:word-count="466" meta:character-count="3065" meta:non-whitespace-character-count="2607"/>
  </office:meta>
</office:document-meta>
</file>